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8" style:family="paragraph" style:parent-style-name="Heading" style:master-page-name="MPF0">
      <style:paragraph-properties fo:margin-top="2.54cm" fo:margin-bottom="0cm" loext:contextual-spacing="false" style:page-number="1" fo:break-before="page"/>
    </style:style>
    <style:style style:name="P9" style:family="paragraph" style:parent-style-name="Standard" style:list-style-name="WWNum1">
      <style:paragraph-properties fo:margin-top="0cm" fo:margin-bottom="0cm" loext:contextual-spacing="false"/>
      <style:text-properties fo:language="es" fo:country="ES"/>
    </style:style>
    <style:style style:name="P10" style:family="paragraph" style:parent-style-name="Standard" style:master-page-name="MPF1">
      <style:paragraph-properties style:page-number="auto" fo:break-before="page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46469" officeooo:paragraph-rsid="00042e57" style:font-size-asian="16pt" style:font-size-complex="16pt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8c77f" officeooo:paragraph-rsid="00042e57" style:font-size-asian="16pt" style:font-size-complex="16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711dc" officeooo:paragraph-rsid="00042e57" style:font-size-asian="16pt" style:font-size-complex="16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73668" officeooo:paragraph-rsid="00042e57" style:font-size-asian="16pt" style:font-size-complex="16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paragraph-rsid="00042e57" style:font-size-asian="16pt" style:font-size-complex="16pt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cc006" officeooo:paragraph-rsid="00042e57" style:font-size-asian="16pt" style:font-size-complex="16pt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dbf22" officeooo:paragraph-rsid="00042e57" style:font-size-asian="16pt" style:font-size-complex="16pt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1fd468" officeooo:paragraph-rsid="00042e57" style:font-size-asian="16pt" style:font-size-complex="16pt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2200e9" officeooo:paragraph-rsid="00042e57" style:font-size-asian="16pt" style:font-size-complex="16pt"/>
    </style:style>
    <style:style style:name="P20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23d232" officeooo:paragraph-rsid="00042e57" style:font-size-asian="16pt" style:font-size-complex="16pt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officeooo:rsid="00243524" officeooo:paragraph-rsid="00042e57" style:font-size-asian="16pt" style:font-size-complex="16pt"/>
    </style:style>
    <style:style style:name="P22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fo:language="es" fo:country="ES" officeooo:rsid="001b46b6" officeooo:paragraph-rsid="00042e57" style:font-size-asian="16pt" style:font-size-complex="16pt"/>
    </style:style>
    <style:style style:name="P23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fo:font-size="16pt" fo:language="es" fo:country="ES" officeooo:rsid="0023d232" officeooo:paragraph-rsid="00042e57" style:font-size-asian="16pt" style:font-size-complex="16pt"/>
    </style:style>
    <style:style style:name="P24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fo:break-before="auto" fo:break-after="auto" style:writing-mode="lr-tb"/>
      <style:text-properties fo:font-size="16pt" officeooo:rsid="0018c77f" officeooo:paragraph-rsid="00042e57" style:font-size-asian="16pt" style:font-size-complex="16pt"/>
    </style:style>
    <style:style style:name="P25" style:family="paragraph" style:parent-style-name="Standard" style:list-style-name="WWNum1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fo:font-size="16pt" officeooo:paragraph-rsid="00042e57" style:font-size-asian="16pt" style:font-size-complex="16pt"/>
    </style:style>
    <style:style style:name="P26" style:family="paragraph" style:parent-style-name="Standard" style:list-style-name="WWNum1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ize="16pt" officeooo:rsid="0023d232" officeooo:paragraph-rsid="00042e57" style:font-size-asian="16pt" style:font-size-complex="16pt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fo:language="es" fo:country="ES" officeooo:rsid="00042e57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fo:language="es" fo:country="ES" style:font-name-asian="Proxima Nova" style:font-size-asian="44pt" style:font-name-complex="Proxima Nova" style:font-size-complex="44pt"/>
    </style:style>
    <style:style style:name="T6" style:family="text">
      <style:text-properties fo:color="#404040" style:font-name="Proxima Nova" fo:font-size="44pt" fo:language="es" fo:country="ES" fo:font-weight="bold" officeooo:rsid="00042e57" style:font-name-asian="Proxima Nova" style:font-size-asian="44pt" style:font-weight-asian="bold" style:font-name-complex="Proxima Nova" style:font-size-complex="44pt"/>
    </style:style>
    <style:style style:name="T7" style:family="text">
      <style:text-properties fo:language="es" fo:country="ES"/>
    </style:style>
    <style:style style:name="T8" style:family="text">
      <style:text-properties fo:font-size="14pt" fo:language="es" fo:country="ES" style:font-size-asian="14pt" style:font-size-complex="14pt"/>
    </style:style>
    <style:style style:name="T9" style:family="text">
      <style:text-properties officeooo:rsid="00042e57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b46b6"/>
    </style:style>
    <style:style style:name="T12" style:family="text">
      <style:text-properties officeooo:rsid="001b46b6"/>
    </style:style>
    <style:style style:name="T13" style:family="text">
      <style:text-properties officeooo:rsid="001dbf22"/>
    </style:style>
    <style:style style:name="T14" style:family="text">
      <style:text-properties officeooo:rsid="0018c77f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Parámetros</text:span></text:span><text:span text:style-name="Fuente_20_de_20_párrafo_20_predeter."><text:span text:style-name="T3"><text:line-break/></text:span></text:span><text:span text:style-name="Fuente_20_de_20_párrafo_20_predeter."><text:span text:style-name="T6">SQLote</text:span></text:span></text:p>
      <text:p text:style-name="P10"><text:span text:style-name="Fuente_20_de_20_párrafo_20_predeter."><text:span text:style-name="T7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7"><text:line-break/></text:span></text:span></text:p>
      <text:p text:style-name="P6"/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8">PARÁMETROS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418815970" text:style-name="WWNum1">
              <text:list-header>
                <text:p text:style-name="P25"/>
              </text:list-header>
              <text:list-item>
                <text:p text:style-name="P11">Odoo:</text:p>
                <text:list>
                  <text:list-item>
                    <text:p text:style-name="P12">¿Que és Odoo?</text:p>
                    <text:list>
                      <text:list-header>
                        <text:p text:style-name="P13">Es un sistema ERP de software libre de gestión empresarial. <text:span text:style-name="T11">C</text:span><text:span text:style-name="T10">reada</text:span> en 2002 llamada Tiny ERP para pequeñas empresas, evolucionó <text:span text:style-name="T10">en</text:span> 2005 a Open ERP y en 2014 se convirtió en el actual Odoo. </text:p>
                        <text:p text:style-name="P13">Este es capaz de cubrir todas las necesidades que tiene tu negocio, todo esto gracias a la integración de 42 módulos que contienen mas de 10000 aplicaciones como: CRM, contabilidad, inventario, empleados, facturación, sitio web, etc. 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4">Odoo es el software empresarial mas instalado del mundo con más de 5000000 de usuarios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 text:style-name="P11"/>
                <text:list text:continue-numbering="true">
                  <text:list-item>
                    <text:p text:style-name="P24">¿C<text:span text:style-name="T12">ó</text:span>mo ponemos en marcha Odoo?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5">Para desplegar un Odoo es necesario mínimo 8GB de RAM, 8GB de memoria, un <text:span text:style-name="T13">SO Linux </text:span>Ubuntu y una base de datos PostGreSQL.</text:p>
                                            <text:p text:style-name="P14"/>
                                            <text:p text:style-name="P14">Para poner en marcha el software Odoo nosotros lo hacemos con la tecnología Docker, donde creamos un contenedor con una base de datos PostGreSQL y otro contenedor para instalar el Odoo, configuraremos puertos y conectaremos estos dos contenedores y podremos utilizar nuestro sistema Odoo sin ningún problema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1"/>
              </text:list-item>
              <text:list-item>
                <text:p text:style-name="P11">Postgre<text:span text:style-name="T14">SQL</text:span></text:p>
                <text:list>
                  <text:list-item>
                    <text:p text:style-name="P12">¿Qué es PostgreSQL?</text:p>
                    <text:p text:style-name="P12">Es un sistema de bases de datos de código abierto, altamente estable y con soporte a diferentes funciones de SQL. Utiliza bases de datos relacionales y se basa en el clásico modelo cliente-<text:soft-page-break/>servidor. Con este sistema puedes almacenar hasta 32 Terabytes de información en cada tabla que tengas en tu base de datos.</text:p>
                    <text:p text:style-name="P12">Fué creado en 1986 con el nombre POSTGRES, en 1995 pasaría a llamarse Postgres95 y añadieron un intérprete de lenguaje SQL, y se cambió el nombre a PostgreSQL en 1996. </text:p>
                  </text:list-item>
                </text:list>
              </text:list-item>
              <text:list-item>
                <text:p text:style-name="P15"/>
                <text:list>
                  <text:list-header>
                    <text:p text:style-name="P22">¿Cómo ponemos en marcha PostgreSQL?</text:p>
                    <text:p text:style-name="P16">Para poder poner en marcha un sistema PostgreSQL es necesario como mínimo 512 MB de memoria RAM, un procesador con arquitectura 32/64 bits, 1GB de espacio en el disco duro y un SO Linux Ubuntu.</text:p>
                  </text:list-header>
                </text:list>
              </text:list-item>
              <text:list-item>
                <text:p text:style-name="P15"><text:s text:c="7"/></text:p>
                <text:list>
                  <text:list-header>
                    <text:p text:style-name="P17">Para poder instalar PostgreSQL en nuesto Linux tenemos que abrir una terminal para poder introducir los comando necesarios. En el documento «Paso 5 - Obtención y organización de la información» hemos dejado una guía completa para poder instalar PostgreSQL y tambíen para crear y administrar las bases de datos creadas.</text:p>
                    <text:p text:style-name="P15"/>
                  </text:list-header>
                </text:list>
              </text:list-item>
              <text:list-item>
                <text:p text:style-name="P11">Docker</text:p>
                <text:list>
                  <text:list-item>
                    <text:p text:style-name="P18">¿Qué es Docker?</text:p>
                    <text:p text:style-name="P18">Es un SO para contenedores que virtualiza el sistema operativo de un servidor. Se instala en cada servidor y proporciona comandos sencillos que puedes utilizar para crear, iniciar o detener contenedores. </text:p>
                    <text:p text:style-name="P19">Docker se creó en 2008 gracias a un grupo de programadores que desarrollaron una herramienta interna para automatizar el despliegue de aplicaciones. Y en 2013 pensaron que era una buena idea que Docker podía ser un producto y lanzaron la primera versión.</text:p>
                  </text:list-item>
                </text:list>
              </text:list-item>
              <text:list-item>
                <text:p text:style-name="P11"/>
                <text:list>
                  <text:list-item>
                    <text:p text:style-name="P19">¿Cómo ponemos en marcha Docker?</text:p>
                    <text:p text:style-name="P19">Para poder poner en marcha Docker es necesario como mínimo 4GB de memoria RAM, un procesador con arquitectura 64 bits, 20 GB de espacio en el disco duro y un SO Linux Ubuntu</text:p>
                    <text:p text:style-name="P19"/>
                    <text:p text:style-name="P19"><text:soft-page-break/>Para instalar Docker en nuestro SO Linux tendremos que abrir una terminal para poder ejecutar los comando necesarios. En el documento «Paso 5 - Obtención y organización de la información» hemos dejado una guía completa para poder instalar Docker y tambíen para crear y administrar los contenedores necesarios.</text:p>
                  </text:list-item>
                </text:list>
                <text:p text:style-name="P19"/>
              </text:list-item>
              <text:list-item>
                <text:p text:style-name="P11">Github</text:p>
                <text:list>
                  <text:list-item>
                    <text:p text:style-name="P19">¿Que es Github?</text:p>
                    <text:p text:style-name="P20">Es un repositorio online gratuito que permite gestionar proyectos y controlar versiones de código, uno de los mas usados a nivel global. Esta herramienta permite a los desarrolladores descargar un software, realizar cambios y subir la versión que has modificado, todo esto lo hace sin sobreescribir el archivo original.</text:p>
                    <text:p text:style-name="P21">Fué creado en 2008 y fué tan grande su popularidad que en 2010 ya tenia mas de 1000000M de repositorios. Pero en 2018 fué comprada por Microsoft y se empezaron a ofrecer paquetes para educación gratuita en escuelas.</text:p>
                  </text:list-item>
                </text:list>
                <text:p text:style-name="P19"/>
                <text:list>
                  <text:list-item>
                    <text:list>
                      <text:list-item>
                        <text:list>
                          <text:list-header>
                            <text:p text:style-name="P26"><text:s text:c="12"/></text:p>
                            <text:p text:style-name="P26"><text:s text:c="12"/>¿Cómo poner en marcha Github?</text:p>
                          </text:list-header>
                        </text:list>
                      </text:list-item>
                    </text:list>
                    <text:p text:style-name="P23"/>
                  </text:list-item>
                  <text:list-item>
                    <text:p text:style-name="P23">Github se utiliza a través de un navegador, te creas una cuenta y ya podrás crear repositorios y subir todos los proyectos que tengas para hacer un control de versiones, utilizarlo simplemente para almacenar, etc.</text:p>
                  </text:list-item>
                </text:list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4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4:00Z</meta:creation-date>
    <dc:date>2024-02-06T17:36:04.635463527</dc:date>
    <meta:editing-cycles>3</meta:editing-cycles>
    <meta:editing-duration>PT2M29S</meta:editing-duration>
    <meta:document-statistic meta:table-count="1" meta:image-count="1" meta:object-count="0" meta:page-count="4" meta:paragraph-count="46" meta:word-count="683" meta:character-count="3949" meta:non-whitespace-character-count="3299"/>
    <meta:template xlink:type="simple" xlink:actuate="onRequest" xlink:title="" xlink:href="Normal"/>
  </office:meta>
</office:document-meta>
</file>